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ackage net.javaguides.usermanagement.utl;</text:span></text:p>
      <text:p text:style-name="P1"><text:span text:style-name="T1"/></text:p>
      <text:p text:style-name="P1"><text:span text:style-name="T1">import java.util.Properties;</text:span></text:p>
      <text:p text:style-name="P1"><text:span text:style-name="T1"/></text:p>
      <text:p text:style-name="P1"><text:span text:style-name="T1">import org.hibernate.SessionFactory;</text:span></text:p>
      <text:p text:style-name="P1"><text:span text:style-name="T1">import org.hibernate.boot.registry.StandardServiceRegistryBuilder;</text:span></text:p>
      <text:p text:style-name="P1"><text:span text:style-name="T1">import org.hibernate.cfg.Configuration;</text:span></text:p>
      <text:p text:style-name="P1"><text:span text:style-name="T1">import org.hibernate.cfg.Environment;</text:span></text:p>
      <text:p text:style-name="P1"><text:span text:style-name="T1">import org.hibernate.service.ServiceRegistry;</text:span></text:p>
      <text:p text:style-name="P1"><text:span text:style-name="T1"/></text:p>
      <text:p text:style-name="P1"><text:span text:style-name="T1">import net.javaguides.usermanagement.model.User;</text:span></text:p>
      <text:p text:style-name="P1"><text:span text:style-name="T1"/></text:p>
      <text:p text:style-name="P1"><text:span text:style-name="T1">/**</text:span></text:p>
      <text:p text:style-name="P1"><text:span text:style-name="T1"><text:s/>* 10/18/20 1:00PM Remake with Login</text:span></text:p>
      <text:p text:style-name="P1"><text:span text:style-name="T1"><text:s text:c="2"/>This is a Helper class to help BootStrap Hibernate</text:span></text:p>
      <text:p text:style-name="P1"><text:span text:style-name="T1"><text:s text:c="2"/>SessionFactory. Should only be instantiated once</text:span></text:p>
      <text:p text:style-name="P1"><text:span text:style-name="T1"><text:s/>*/</text:span></text:p>
      <text:p text:style-name="P1"><text:span text:style-name="T1"/></text:p>
      <text:p text:style-name="P1"><text:span text:style-name="T1">public class HibernateUtil {</text:span></text:p>
      <text:p text:style-name="P1"><text:span text:style-name="T1"><text:tab/></text:span></text:p>
      <text:p text:style-name="P1"><text:span text:style-name="T1"><text:s/>private static SessionFactory sessionFactory;</text:span></text:p>
      <text:p text:style-name="P1"><text:span text:style-name="T1"/></text:p>
      <text:p text:style-name="P1"><text:span text:style-name="T1"><text:s/><text:tab/>public static SessionFactory getSessionFactory() {</text:span></text:p>
      <text:p text:style-name="P1"><text:span text:style-name="T1"><text:s/><text:tab/><text:tab/>if (sessionFactory == null) {</text:span></text:p>
      <text:p text:style-name="P1"><text:span text:style-name="T1"><text:s/><text:tab/><text:tab/><text:tab/>try {</text:span></text:p>
      <text:p text:style-name="P1"><text:span text:style-name="T1"><text:s/><text:tab/><text:tab/><text:tab/><text:tab/>Configuration configuration = new Configuration();</text:span></text:p>
      <text:p text:style-name="P1"><text:span text:style-name="T1"/></text:p>
      <text:p text:style-name="P1"><text:span text:style-name="T1"><text:s/><text:tab/>// Hibernate settings equivalent to hibernate.cfg.xml's properties</text:span></text:p>
      <text:p text:style-name="P1"><text:span text:style-name="T1"><text:s/><text:tab/><text:tab/>Properties settings = new Properties();</text:span></text:p>
      <text:p text:style-name="P1"><text:span text:style-name="T1"><text:s/><text:tab/><text:tab/><text:s text:c="3"/>settings.put(Environment.DRIVER, "com.mysql.cj.jdbc.Driver");</text:span></text:p>
      <text:p text:style-name="P1"><text:span text:style-name="T1"><text:s/><text:tab/><text:tab/><text:s text:c="3"/>settings.put(Environment.URL, "jdbc:mysql://localhost:3306/users?useSSL=false");</text:span></text:p>
      <text:p text:style-name="P1"><text:span text:style-name="T1"><text:s/><text:tab/><text:tab/><text:s text:c="3"/>settings.put(Environment.USER, "root");</text:span></text:p>
      <text:p text:style-name="P1"><text:span text:style-name="T1"><text:s/><text:tab/><text:tab/><text:s text:c="3"/>settings.put(Environment.PASS, "Steelers01!");</text:span></text:p>
      <text:p text:style-name="P1"><text:span text:style-name="T1"><text:s/><text:tab/><text:tab/><text:s text:c="3"/>settings.put(Environment.DIALECT, "org.hibernate.dialect.MySQL5Dialect");</text:span></text:p>
      <text:p text:style-name="P1"><text:span text:style-name="T1"/></text:p>
      <text:p text:style-name="P1"><text:span text:style-name="T1"><text:s/><text:tab/><text:tab/><text:s text:c="3"/>settings.put(Environment.SHOW_SQL, "true");</text:span></text:p>
      <text:p text:style-name="P1"><text:span text:style-name="T1"/></text:p>
      <text:p text:style-name="P1"><text:span text:style-name="T1"><text:s/><text:tab/><text:tab/><text:s text:c="3"/>settings.put(Environment.CURRENT_SESSION_CONTEXT_CLASS, "thread");</text:span></text:p>
      <text:p text:style-name="P1"><text:span text:style-name="T1"/></text:p>
      <text:p text:style-name="P1"><text:span text:style-name="T1"><text:s/><text:tab/><text:tab/><text:s text:c="3"/>settings.put(Environment.HBM2DDL_AUTO, "create-drop");</text:span></text:p>
      <text:p text:style-name="P1"><text:span text:style-name="T1"/></text:p>
      <text:p text:style-name="P1"><text:span text:style-name="T1"><text:s/><text:tab/><text:tab/><text:tab/>configuration.setProperties(settings);</text:span></text:p>
      <text:p text:style-name="P1"><text:span text:style-name="T1"><text:s/><text:tab/><text:tab/><text:tab/><text:tab/>configuration.addAnnotatedClass(User.class);</text:span></text:p>
      <text:p text:style-name="P1"><text:span text:style-name="T1"/></text:p>
      <text:p text:style-name="P1"><text:span text:style-name="T1"><text:s/><text:tab/><text:tab/><text:tab/><text:tab/>ServiceRegistry serviceRegistry = new StandardServiceRegistryBuilder()</text:span></text:p>
      <text:p text:style-name="P1"><text:span text:style-name="T1"><text:s/><text:tab/><text:tab/><text:tab/><text:tab/><text:tab/>.applySettings(configuration.getProperties()).build();</text:span></text:p>
      <text:p text:style-name="P1"><text:span text:style-name="T1"><text:s/><text:tab/><text:tab/><text:tab/>System.out.println("Hibernate Java Config serviceRegistry created");</text:span></text:p>
      <text:p text:style-name="P1"><text:span text:style-name="T1"><text:s/><text:tab/><text:tab/><text:tab/>sessionFactory = configuration.buildSessionFactory(serviceRegistry);</text:span></text:p>
      <text:p text:style-name="P1"><text:span text:style-name="T1"><text:s/><text:tab/><text:tab/><text:tab/>return sessionFactory;</text:span></text:p>
      <text:p text:style-name="P1"><text:span text:style-name="T1"/></text:p>
      <text:p text:style-name="P1"><text:span text:style-name="T1"><text:s/><text:tab/><text:tab/>} catch (Exception e) {</text:span></text:p>
      <text:p text:style-name="P1"><text:span text:style-name="T1"><text:s/><text:tab/><text:tab/><text:tab/>e.printStackTrace();</text:span></text:p>
      <text:p text:style-name="P1"><text:span text:style-name="T1"><text:s/><text:tab/><text:tab/>}</text:span></text:p>
      <text:p text:style-name="P1"><text:span text:style-name="T1"><text:s/><text:tab/>}</text:span></text:p>
      <text:p text:style-name="P1"><text:span text:style-name="T1"><text:s/><text:tab/>return sessionFactory;</text:span></text:p>
      <text:p text:style-name="P1"><text:span text:style-name="T1"><text:s/><text:tab/>}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